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6" draw:name="Title 4" svg:x="0.96181in" svg:y="2.72244in" svg:width="9.53819in" svg:height="2.23504in" presentation:class="title" presentation:placeholder="false">
          <draw:text-box>
            <text:p text:style-name="a575" text:class-names="" text:cond-style-name=""><text:span text:style-name="a571" text:class-names="">Session</text:span><text:span text:style-name="a572" text:class-names=""><text:s text:c="1"/>18: <text:line-break/>JSON and API<text:s text:c="1"/></text:span><text:span text:style-name="a573" text:class-names="">Rest</text:span><text:span text:style-name="a574" text:class-names=""><text:s text:c="1"/>(I)</text:span></text:p>
          </draw:text-box>
          <svg:title/>
          <svg:desc/>
        </draw:frame>
        <draw:frame draw:id="id77" presentation:style-name="a582" draw:name="Title 5" svg:x="7.9in" svg:y="6.10276in" svg:width="2.7in" svg:height="0.99724in" presentation:class="title" presentation:placeholder="false">
          <draw:text-box>
            <text:p text:style-name="a581" text:class-names="" text:cond-style-name=""><text:span text:style-name="a577" text:class-names="">Course</text:span><text:span text:style-name="a578" text:class-names=""><text:s text:c="1"/><text:line-break/></text:span><text:span text:style-name="a579" text:class-names="">2020-2021</text:span><text:span text:style-name="a580" text:class-names=""/></text:p>
          </draw:text-box>
          <svg:title/>
          <svg:desc/>
        </draw:frame>
        <presentation:notes draw:style-name="a588">
          <draw:frame draw:id="id78" draw:style-name="a585" draw:name="Slide Number Placeholder 6" svg:x="4.67953in" svg:y="11.10827in" svg:width="3.5878in" svg:height="0.58425in">
            <draw:text-box>
              <text:p text:style-name="a584" text:class-names="" text:cond-style-name=""><text:span text:style-name="a58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6" draw:name="Slide Image Placeholder 1">
            <svg:title/>
            <svg:desc/>
          </draw:page-thumbnail>
          <draw:frame draw:id="id80" presentation:style-name="a5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dc:creator>Rafael Villen Galera</dc:creator>
    <meta:creation-date>2016-09-12T08:43:18Z</meta:creation-date>
    <dc:date>2021-05-04T11:29:31Z</dc:date>
    <meta:print-date>2017-10-04T10:42:29Z</meta:print-date>
    <meta:editing-cycles>504</meta:editing-cycles>
    <meta:editing-duration>PT728257S</meta:editing-duration>
    <meta:document-statistic meta:paragraph-count="4" meta:word-count="20"/>
  </office:meta>
</office:document-meta>
</file>